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427cm" draw:shadow="hidden"/>
    </style:style>
    <style:style style:name="gr2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 draw:shadow="hidden"/>
    </style:style>
    <style:style style:name="gr3" style:family="graphic" style:parent-style-name="standard">
      <style:graphic-properties draw:fill="solid" draw:fill-color="#e6e6e6" draw:opacity="50%" draw:textarea-horizontal-align="justify" draw:textarea-vertical-align="middle" draw:auto-grow-height="false" fo:min-height="0cm" fo:min-width="0cm" draw:shadow="hidden" draw:shadow-opacity="50%"/>
    </style:style>
    <style:style style:name="gr4" style:family="graphic" style:parent-style-name="standard">
      <style:graphic-properties draw:fill="solid" draw:fill-color="#cccccc" draw:opacity="50%" draw:textarea-horizontal-align="justify" draw:textarea-vertical-align="middle" draw:auto-grow-height="false" fo:min-height="0cm" fo:min-width="0cm" draw:shadow="hidden" draw:shadow-opacity="50%"/>
    </style:style>
    <style:style style:name="gr5" style:family="graphic" style:parent-style-name="standard">
      <style:graphic-properties draw:fill="solid" draw:fill-color="#b3b3b3" draw:opacity="50%" draw:textarea-horizontal-align="justify" draw:textarea-vertical-align="middle" draw:auto-grow-height="false" fo:min-height="0cm" fo:min-width="0cm" draw:shadow="hidden" draw:shadow-opacity="5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45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8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9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 draw:shadow="hidden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T2" style:family="text">
      <style:text-properties fo:font-size="16pt" style:text-underline-style="none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387cm" svg:height="1.589cm" svg:x="7.284cm" svg:y="0.635cm">
          <draw:text-box>
            <text:p text:style-name="P1"><text:span text:style-name="T1">Participation Steps</text:span></text:p>
            <text:p text:style-name="P1"><text:span text:style-name="T2">(OOo QA)</text:span></text:p>
          </draw:text-box>
        </draw:frame>
        <draw:g>
          <draw:custom-shape draw:style-name="gr2" draw:text-style-name="P1" draw:layer="layout" svg:width="5.08cm" svg:height="1.905cm" svg:x="2.54cm" svg:y="19.05cm">
            <text:p text:style-name="P1">Application</text:p>
            <text:p text:style-name="P1">Team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5.08cm" svg:height="1.905cm" svg:x="12.065cm" svg:y="21.59cm">
            <text:p text:style-name="P1">Localisation</text:p>
            <text:p text:style-name="P1">Team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5.08cm" svg:height="1.905cm" svg:x="5.715cm" svg:y="21.59cm">
            <text:p text:style-name="P1">Automation</text:p>
            <text:p text:style-name="P1">Team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5.08cm" svg:height="1.905cm" svg:x="15.24cm" svg:y="19.05cm">
            <text:p text:style-name="P1">Special</text:p>
            <text:p text:style-name="P1">Team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3" draw:text-style-name="P3" draw:layer="layout" svg:width="14.605cm" svg:height="5.715cm" svg:x="3.493cm" svg:y="6.35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3" draw:layer="layout" svg:width="12.065cm" svg:height="4.445cm" svg:x="4.763cm" svg:y="10.795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5" draw:text-style-name="P3" draw:layer="layout" svg:width="8.89cm" svg:height="3.81cm" svg:x="6.35cm" svg:y="13.97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6" draw:text-style-name="P4" draw:layer="layout" svg:width="4.445cm" svg:height="0.962cm" svg:x="8.573cm" svg:y="8.255cm">
            <draw:text-box>
              <text:p text:style-name="P4">Report Bugs</text:p>
            </draw:text-box>
          </draw:frame>
          <draw:frame draw:style-name="gr7" draw:text-style-name="P4" draw:layer="layout" svg:width="5.08cm" svg:height="0.962cm" svg:x="8.255cm" svg:y="12.7cm">
            <draw:text-box>
              <text:p text:style-name="P4">Manual Testing</text:p>
            </draw:text-box>
          </draw:frame>
          <draw:frame draw:style-name="gr8" draw:layer="layout" svg:width="4.562cm" svg:height="0.962cm" svg:x="8.514cm" svg:y="15.875cm">
            <draw:text-box>
              <text:p text:style-name="P4">Join QA Team</text:p>
            </draw:text-box>
          </draw:frame>
          <draw:frame draw:style-name="gr8" draw:layer="layout" svg:width="2.915cm" svg:height="0.962cm" svg:x="9.338cm" svg:y="3.81cm">
            <draw:text-box>
              <text:p text:style-name="P4">Newbies</text:p>
            </draw:text-box>
          </draw:frame>
          <draw:g>
            <draw:custom-shape draw:style-name="gr9" draw:text-style-name="P3" draw:layer="layout" svg:width="0.635cm" svg:height="2.54cm" svg:x="9.525cm" svg:y="5.08cm">
              <text:p text:style-name="P4"/>
  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9" draw:text-style-name="P3" draw:layer="layout" svg:width="0.635cm" svg:height="2.54cm" svg:x="10.16cm" svg:y="5.08cm">
              <text:p text:style-name="P4"/>
  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9" draw:text-style-name="P3" draw:layer="layout" svg:width="0.635cm" svg:height="2.54cm" svg:x="10.795cm" svg:y="5.08cm">
              <text:p text:style-name="P4"/>
  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9" draw:text-style-name="P3" draw:layer="layout" svg:width="0.635cm" svg:height="2.54cm" svg:x="11.43cm" svg:y="5.08cm">
              <text:p text:style-name="P4"/>
  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g>
            <draw:custom-shape draw:style-name="gr9" draw:text-style-name="P3" draw:layer="layout" svg:width="0.635cm" svg:height="1.905cm" svg:x="10.795cm" svg:y="10.16cm">
              <text:p text:style-name="P4"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9" draw:text-style-name="P3" draw:layer="layout" svg:width="0.635cm" svg:height="1.905cm" svg:x="10.16cm" svg:y="10.16cm">
              <text:p text:style-name="P4"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draw:style-name="gr9" draw:text-style-name="P3" draw:layer="layout" svg:width="0.635cm" svg:height="1.27cm" svg:x="10.478cm" svg:y="13.97cm">
            <text:p text:style-name="P4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8" draw:text-style-name="P3" draw:layer="layout" svg:width="3.135cm" svg:height="1.673cm" svg:x="17.78cm" svg:y="14.605cm">
          <draw:text-box>
            <text:p text:style-name="P1">proven</text:p>
            <text:p text:style-name="P1">Members</text:p>
          </draw:text-box>
        </draw:frame>
        <draw:line draw:style-name="gr10" draw:text-style-name="P3" draw:layer="layout" svg:x1="19.05cm" svg:y1="13.97cm" svg:x2="17.145cm" svg:y2="10.795cm">
          <text:p text:style-name="P4"/>
        </draw:line>
        <draw:line draw:style-name="gr10" draw:text-style-name="P3" draw:layer="layout" svg:x1="17.78cm" svg:y1="14.605cm" svg:x2="16.51cm" svg:y2="13.97cm">
          <text:p text:style-name="P4"/>
        </draw:line>
        <draw:line draw:style-name="gr10" draw:text-style-name="P3" draw:layer="layout" svg:x1="17.145cm" svg:y1="15.875cm" svg:x2="15.875cm" svg:y2="15.875cm">
          <text:p text:style-name="P4"/>
        </draw:line>
        <draw:line draw:style-name="gr10" draw:text-style-name="P3" draw:layer="layout" svg:x1="18.415cm" svg:y1="16.51cm" svg:x2="17.78cm" svg:y2="18.415cm">
          <text:p text:style-name="P4"/>
        </draw:line>
        <draw:custom-shape draw:style-name="gr9" draw:text-style-name="P3" draw:layer="layout" svg:width="0.635cm" svg:height="1.905cm" draw:transform="rotate (0.7853981633973) translate (14.079cm 17.703cm)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0.635cm" svg:height="1.905cm" draw:transform="rotate (-0.785398163398487) translate (7.171cm 17.254cm)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0.635cm" svg:height="2.54cm" svg:x="12.865cm" svg:y="18.415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0.635cm" svg:height="2.54cm" svg:x="8.89cm" svg:y="18.415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" draw:layer="layout" svg:width="3.99cm" svg:height="1.673cm" svg:x="1.27cm" svg:y="15.24cm">
          <draw:text-box>
            <text:p text:style-name="P1">confirm &amp;</text:p>
            <text:p text:style-name="P1">close Issues</text:p>
          </draw:text-box>
        </draw:frame>
        <draw:frame draw:style-name="gr8" draw:text-style-name="P3" draw:layer="layout" svg:width="3.719cm" svg:height="1.673cm" svg:x="0.091cm" svg:y="12.065cm">
          <draw:text-box>
            <text:p text:style-name="P1">execute &amp;</text:p>
            <text:p text:style-name="P1">write TCS's</text:p>
          </draw:text-box>
        </draw:frame>
        <draw:line draw:style-name="gr10" draw:text-style-name="P3" draw:layer="layout" svg:x1="6.985cm" svg:y1="15.875cm" svg:x2="5.08cm" svg:y2="15.875cm">
          <text:p text:style-name="P4"/>
        </draw:line>
        <draw:line draw:style-name="gr10" draw:text-style-name="P3" draw:layer="layout" svg:x1="5.715cm" svg:y1="12.7cm" svg:x2="3.81cm" svg:y2="12.7cm">
          <text:p text:style-name="P4"/>
        </draw:line>
        <draw:frame draw:style-name="gr8" draw:text-style-name="P3" draw:layer="layout" svg:width="2.335cm" svg:height="1.673cm" svg:x="0.205cm" svg:y="8.255cm">
          <draw:text-box>
            <text:p text:style-name="P1">write</text:p>
            <text:p text:style-name="P1">Issues</text:p>
          </draw:text-box>
        </draw:frame>
        <draw:line draw:style-name="gr10" draw:text-style-name="P3" draw:layer="layout" svg:x1="4.445cm" svg:y1="8.89cm" svg:x2="2.54cm" svg:y2="8.89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Sparc OpenOffice.org_project/680m7$Build-9044</meta:generator>
    <meta:creation-date>2007-02-19T13:51:57</meta:creation-date>
    <dc:date>2007-02-19T14:43:47</dc:date>
    <dc:language>en-US</dc:language>
    <meta:editing-cycles>11</meta:editing-cycles>
    <meta:editing-duration>PT51M52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